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550b4"/>
    </style:style>
    <style:style style:name="P4" style:family="paragraph" style:parent-style-name="Standard">
      <style:paragraph-properties fo:line-height="150%"/>
      <style:text-properties officeooo:rsid="0002c33c" officeooo:paragraph-rsid="00081f5e"/>
    </style:style>
    <style:style style:name="P5" style:family="paragraph" style:parent-style-name="Standard">
      <style:paragraph-properties fo:line-height="150%"/>
      <style:text-properties officeooo:rsid="0002c33c" officeooo:paragraph-rsid="0010eb11"/>
    </style:style>
    <style:style style:name="P6" style:family="paragraph" style:parent-style-name="Standard">
      <style:paragraph-properties fo:line-height="150%"/>
      <style:text-properties officeooo:rsid="0002c33c" officeooo:paragraph-rsid="00129441"/>
    </style:style>
    <style:style style:name="P7" style:family="paragraph" style:parent-style-name="Standard">
      <style:paragraph-properties fo:line-height="150%"/>
      <style:text-properties officeooo:rsid="0002c33c" officeooo:paragraph-rsid="00154a13"/>
    </style:style>
    <style:style style:name="P8" style:family="paragraph" style:parent-style-name="Standard">
      <style:paragraph-properties fo:line-height="150%"/>
      <style:text-properties officeooo:paragraph-rsid="000550b4"/>
    </style:style>
    <style:style style:name="P9" style:family="paragraph" style:parent-style-name="Standard">
      <style:paragraph-properties fo:line-height="150%"/>
      <style:text-properties officeooo:paragraph-rsid="000fd799"/>
    </style:style>
    <style:style style:name="P10" style:family="paragraph" style:parent-style-name="Standard">
      <style:paragraph-properties fo:line-height="150%"/>
      <style:text-properties officeooo:rsid="0003dd1b" officeooo:paragraph-rsid="0003dd1b"/>
    </style:style>
    <style:style style:name="P11" style:family="paragraph" style:parent-style-name="Standard">
      <style:paragraph-properties fo:line-height="150%"/>
      <style:text-properties officeooo:rsid="00069db1" officeooo:paragraph-rsid="00069db1"/>
    </style:style>
    <style:style style:name="P12" style:family="paragraph" style:parent-style-name="Standard">
      <style:paragraph-properties fo:line-height="150%"/>
      <style:text-properties officeooo:rsid="00069db1" officeooo:paragraph-rsid="0007dc56"/>
    </style:style>
    <style:style style:name="P13" style:family="paragraph" style:parent-style-name="Standard">
      <style:paragraph-properties fo:line-height="150%"/>
      <style:text-properties officeooo:rsid="00080d73" officeooo:paragraph-rsid="00080d73"/>
    </style:style>
    <style:style style:name="P14" style:family="paragraph" style:parent-style-name="Standard">
      <style:paragraph-properties fo:line-height="150%"/>
      <style:text-properties officeooo:rsid="0009f5fe" officeooo:paragraph-rsid="0009f5fe"/>
    </style:style>
    <style:style style:name="P15" style:family="paragraph" style:parent-style-name="Standard">
      <style:paragraph-properties fo:line-height="150%"/>
      <style:text-properties officeooo:rsid="000d1c50" officeooo:paragraph-rsid="000d1c50"/>
    </style:style>
    <style:style style:name="P16" style:family="paragraph" style:parent-style-name="Standard">
      <style:paragraph-properties fo:line-height="150%"/>
      <style:text-properties officeooo:rsid="0010eb11" officeooo:paragraph-rsid="0010eb11"/>
    </style:style>
    <style:style style:name="P17" style:family="paragraph" style:parent-style-name="Standard">
      <style:paragraph-properties fo:line-height="150%"/>
      <style:text-properties officeooo:rsid="00129441" officeooo:paragraph-rsid="00129441"/>
    </style:style>
    <style:style style:name="P18" style:family="paragraph" style:parent-style-name="Standard">
      <style:paragraph-properties fo:line-height="150%"/>
      <style:text-properties officeooo:rsid="00154a13" officeooo:paragraph-rsid="00154a13"/>
    </style:style>
    <style:style style:name="P19" style:family="paragraph" style:parent-style-name="Title">
      <style:paragraph-properties fo:line-height="150%"/>
    </style:style>
    <style:style style:name="P20" style:family="paragraph" style:parent-style-name="Standard">
      <style:paragraph-properties fo:line-height="150%" fo:padding="0.0291in" fo:border-left="none" fo:border-right="none" fo:border-top="none" fo:border-bottom="0.06pt solid #000000" style:join-border="false"/>
      <style:text-properties officeooo:rsid="0002c33c" officeooo:paragraph-rsid="0002c33c"/>
    </style:style>
    <style:style style:name="P21" style:family="paragraph" style:parent-style-name="Standard" style:list-style-name="L1">
      <style:paragraph-properties fo:line-height="150%"/>
      <style:text-properties officeooo:rsid="0002c33c" officeooo:paragraph-rsid="0002c33c"/>
    </style:style>
    <style:style style:name="P22" style:family="paragraph" style:parent-style-name="Standard" style:list-style-name="L2">
      <style:paragraph-properties fo:line-height="150%"/>
      <style:text-properties officeooo:rsid="0002c33c" officeooo:paragraph-rsid="0019bcb6"/>
    </style:style>
    <style:style style:name="P23" style:family="paragraph" style:parent-style-name="Standard" style:list-style-name="L2">
      <style:paragraph-properties fo:line-height="150%"/>
      <style:text-properties officeooo:rsid="0002c33c" officeooo:paragraph-rsid="001b6eac"/>
    </style:style>
    <style:style style:name="P24" style:family="paragraph" style:parent-style-name="Standard" style:list-style-name="L3">
      <style:paragraph-properties fo:line-height="150%"/>
      <style:text-properties officeooo:rsid="0002c33c" officeooo:paragraph-rsid="00080d73"/>
    </style:style>
    <style:style style:name="P25" style:family="paragraph" style:parent-style-name="Standard" style:list-style-name="L3">
      <style:paragraph-properties fo:line-height="150%"/>
      <style:text-properties officeooo:rsid="0002c33c" officeooo:paragraph-rsid="001cdae0"/>
    </style:style>
    <style:style style:name="P26" style:family="paragraph" style:parent-style-name="Standard">
      <style:paragraph-properties fo:line-height="150%"/>
      <style:text-properties officeooo:rsid="0002c33c" officeooo:paragraph-rsid="0019bcb6"/>
    </style:style>
    <style:style style:name="P27" style:family="paragraph" style:parent-style-name="Standard">
      <style:paragraph-properties fo:line-height="150%"/>
      <style:text-properties officeooo:rsid="0002c33c" officeooo:paragraph-rsid="0002c33c"/>
    </style:style>
    <style:style style:name="P28" style:family="paragraph" style:parent-style-name="Standard">
      <style:paragraph-properties fo:line-height="150%"/>
      <style:text-properties officeooo:rsid="0002c33c" officeooo:paragraph-rsid="001cdae0"/>
    </style:style>
    <style:style style:name="P29" style:family="paragraph" style:parent-style-name="Standard">
      <style:paragraph-properties fo:line-height="150%"/>
      <style:text-properties officeooo:rsid="0002c33c" officeooo:paragraph-rsid="002149bb"/>
    </style:style>
    <style:style style:name="P30" style:family="paragraph" style:parent-style-name="Standard" style:list-style-name="L1">
      <style:paragraph-properties fo:line-height="150%"/>
      <style:text-properties officeooo:paragraph-rsid="0002c33c"/>
    </style:style>
    <style:style style:name="P31" style:family="paragraph" style:parent-style-name="Standard" style:list-style-name="L4">
      <style:paragraph-properties fo:line-height="150%"/>
      <style:text-properties officeooo:paragraph-rsid="000d1c50"/>
    </style:style>
    <style:style style:name="P32" style:family="paragraph" style:parent-style-name="Standard" style:list-style-name="L4">
      <style:paragraph-properties fo:line-height="150%"/>
      <style:text-properties officeooo:paragraph-rsid="000e01b8"/>
    </style:style>
    <style:style style:name="P33" style:family="paragraph" style:parent-style-name="Standard">
      <style:paragraph-properties fo:line-height="150%" fo:text-align="justify" style:justify-single-word="false"/>
      <style:text-properties officeooo:paragraph-rsid="0015ae4d"/>
    </style:style>
    <style:style style:name="P34" style:family="paragraph" style:parent-style-name="Standard">
      <style:paragraph-properties fo:line-height="150%"/>
      <style:text-properties officeooo:rsid="00080d73" officeooo:paragraph-rsid="00080d73"/>
    </style:style>
    <style:style style:name="P35" style:family="paragraph" style:parent-style-name="Standard" style:list-style-name="L4">
      <style:paragraph-properties fo:line-height="150%"/>
      <style:text-properties officeooo:rsid="000d1c50" officeooo:paragraph-rsid="000d1c50"/>
    </style:style>
    <style:style style:name="P36" style:family="paragraph" style:parent-style-name="Standard" style:list-style-name="L4">
      <style:paragraph-properties fo:line-height="150%"/>
      <style:text-properties officeooo:rsid="000e01b8" officeooo:paragraph-rsid="000e01b8"/>
    </style:style>
    <style:style style:name="P37" style:family="paragraph" style:parent-style-name="Standard">
      <style:paragraph-properties fo:line-height="150%"/>
      <style:text-properties officeooo:rsid="000e01b8" officeooo:paragraph-rsid="000fd799"/>
    </style:style>
    <style:style style:name="P38" style:family="paragraph" style:parent-style-name="Standard">
      <style:paragraph-properties fo:line-height="150%"/>
      <style:text-properties officeooo:rsid="000fd799" officeooo:paragraph-rsid="000fd799"/>
    </style:style>
    <style:style style:name="P39" style:family="paragraph" style:parent-style-name="Standard">
      <style:paragraph-properties fo:line-height="150%"/>
      <style:text-properties officeooo:rsid="0007dc56" officeooo:paragraph-rsid="0007dc56"/>
    </style:style>
    <style:style style:name="P40" style:family="paragraph" style:parent-style-name="Standard" style:list-style-name="L5">
      <style:paragraph-properties fo:line-height="150%"/>
      <style:text-properties officeooo:rsid="00154a13" officeooo:paragraph-rsid="00154a13"/>
    </style:style>
    <style:style style:name="P41" style:family="paragraph" style:parent-style-name="Text_20_body" style:list-style-name="L7">
      <style:paragraph-properties fo:line-height="150%"/>
      <style:text-properties officeooo:rsid="00180bda" officeooo:paragraph-rsid="00180bda"/>
    </style:style>
    <style:style style:name="P42" style:family="paragraph" style:parent-style-name="Text_20_body" style:list-style-name="L7">
      <style:paragraph-properties fo:line-height="150%"/>
      <style:text-properties officeooo:rsid="00180bda" officeooo:paragraph-rsid="0019bcb6"/>
    </style:style>
    <style:style style:name="P43" style:family="paragraph" style:parent-style-name="Text_20_body">
      <style:paragraph-properties fo:line-height="150%"/>
      <style:text-properties officeooo:rsid="00180bda" officeooo:paragraph-rsid="00180bda"/>
    </style:style>
    <style:style style:name="P44" style:family="paragraph" style:parent-style-name="Text_20_body" style:list-style-name="L7">
      <style:paragraph-properties fo:line-height="150%"/>
      <style:text-properties officeooo:rsid="0019bcb6" officeooo:paragraph-rsid="0019bcb6"/>
    </style:style>
    <style:style style:name="P45" style:family="paragraph" style:parent-style-name="Text_20_body">
      <style:paragraph-properties fo:line-height="150%"/>
      <style:text-properties officeooo:paragraph-rsid="00180bda"/>
    </style:style>
    <style:style style:name="P46" style:family="paragraph" style:parent-style-name="Heading_20_2">
      <style:paragraph-properties fo:line-height="150%"/>
    </style:style>
    <style:style style:name="P47" style:family="paragraph" style:parent-style-name="Heading_20_2">
      <style:text-properties officeooo:rsid="0002c33c" officeooo:paragraph-rsid="0002c33c"/>
    </style:style>
    <style:style style:name="P48" style:family="paragraph" style:parent-style-name="Heading_20_3" style:list-style-name=""/>
    <style:style style:name="P49"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03dd1b" style:font-weight-asian="bold" style:font-weight-complex="bold"/>
    </style:style>
    <style:style style:name="T25" style:family="text">
      <style:text-properties officeooo:rsid="0015ae4d"/>
    </style:style>
    <style:style style:name="T26" style:family="text">
      <style:text-properties fo:font-weight="normal" officeooo:rsid="0015ae4d" style:font-weight-asian="normal" style:font-weight-complex="normal"/>
    </style:style>
    <style:style style:name="T27" style:family="text">
      <style:text-properties fo:font-weight="normal" officeooo:rsid="0002c33c" style:font-weight-asian="normal" style:font-weight-complex="normal"/>
    </style:style>
    <style:style style:name="T28" style:family="text">
      <style:text-properties fo:font-weight="normal" officeooo:rsid="0019bcb6" style:font-weight-asian="normal" style:font-weight-complex="normal"/>
    </style:style>
    <style:style style:name="T29" style:family="text">
      <style:text-properties officeooo:rsid="0016dcf3"/>
    </style:style>
    <style:style style:name="T30" style:family="text">
      <style:text-properties officeooo:rsid="00180bda"/>
    </style:style>
    <style:style style:name="T31" style:family="text">
      <style:text-properties officeooo:rsid="0019bcb6"/>
    </style:style>
    <style:style style:name="T32" style:family="text">
      <style:text-properties officeooo:rsid="001b6eac"/>
    </style:style>
    <style:style style:name="T33" style:family="text">
      <style:text-properties officeooo:rsid="001cdae0"/>
    </style:style>
    <style:style style:name="T34" style:family="text">
      <style:text-properties officeooo:rsid="001e5872"/>
    </style:style>
    <style:style style:name="T35" style:family="text">
      <style:text-properties officeooo:rsid="001f6893"/>
    </style:style>
    <style:style style:name="T36" style:family="text">
      <style:text-properties officeooo:rsid="002149bb"/>
    </style:style>
    <style:style style:name="T37" style:family="text">
      <style:text-properties officeooo:rsid="0021a3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rtificial Neural Networks in A<text:span text:style-name="T31">kka</text:span></text:p>
      <text:p text:style-name="P1"/>
      <text:p text:style-name="P1"/>
      <text:h text:style-name="P46" text:outline-level="2">Premise</text:h>
      <text:p text:style-name="P1"/>
      <text:p text:style-name="P33"><text:span text:style-name="T1">This project is an attempt to use an a</text:span><text:span text:style-name="T27">rtificial </text:span><text:span text:style-name="T28">n</text:span><text:span text:style-name="T27">eural </text:span><text:span text:style-name="T28">n</text:span><text:span text:style-name="T27">etwork </text:span><text:span text:style-name="T28">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27">, </text:span><text:span text:style-name="T26">which</text:span><text:span text:style-name="T1"> means that its computations are triggered by the input stream itself, not by a third agent watching the stream and sending requests to the network.</text:span></text:p>
      <text:p text:style-name="P1"/>
      <text:h text:style-name="P46" text:outline-level="2">Introduction</text:h>
      <text:p text:style-name="P1"/>
      <text:p text:style-name="P1">In research on <text:span text:style-name="T31">A</text:span>rtificial <text:span text:style-name="T31">N</text:span>eural <text:span text:style-name="T31">N</text:span>etworks <text:span text:style-name="T31">(ANN) </text:span>we can roughly distinguish two popular approaches:</text:p>
      <text:p text:style-name="P1"/>
      <text:list xml:id="list4060351919647275521" text:style-name="L1">
        <text:list-item>
          <text:p text:style-name="P21">Mathematical modelling. This is the approach that gave us Multi-Layered Perceptron, the Hopfield network, <text:span text:style-name="T31">etc</text:span>. It describes <text:span text:style-name="T25">ANNs</text:span> as mathematical models, where connections between neurons can be simplified to numbers in a matrix, the input signals <text:span text:style-name="T25">to</text:span> numbers in a vector, and in order to simulate the network's activity – instead of actually building <text:span text:style-name="T31">the </text:span>network – it is enough to multiply the vector by the matrix. <text:span text:style-name="T25">T</text:span>he learning algorithms of such networks are also just mathematical equations which we use to modify the matrix. Such networks can be used then to solve optimization problems, like the Travelling Salesman Problem, the Knapsack Problem and others. <text:span text:style-name="T25">A</text:span>ll <text:span text:style-name="T25">these problems </text:span>have their traditional <text:span text:style-name="T25">versions of </text:span>solutions and using <text:span text:style-name="T25">ANN</text:span>s in order to achieve the same is usually just a way to show to the students that <text:span text:style-name="T25">this approach </text:span>can <text:span text:style-name="T25">also </text:span>be useful.</text:p>
        </text:list-item>
        <text:list-item>
          <text:p text:style-name="P30"><text:span text:style-name="T1">Spiking Neural Networks (SNN), which are much closer to actually simulate a working brain. </text:span><text:soft-page-break/><text:span text:style-name="T1">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
      <text:p text:style-name="P26">The approach I use in this work lies in the middle. I draw inspiration from how organic neurons work, but I focus on a few of their most important traits and simplify the ways they cooperate - not so much that it would be possible to describe <text:span text:style-name="T31">it with</text:span> a single mathematical equation, but enough to track and a<text:span text:style-name="T29">n</text:span>ticipate their activity. Each <text:span text:style-name="T31">artificial </text:span>neuron receives <text:span text:style-name="T16">signals</text:span> from other neurons, process them taking into consideration only a few variables (<text:span text:style-name="T25">that is,</text:span> its internal state) and send the result to yet other neurons. This is similar to the mathematical modeling but, in resemblance to an organic brain, each of the neurons is a separate entity – <text:span text:style-name="T31">a</text:span>n <text:span text:style-name="T16">actor</text:span> – and acts <text:span text:style-name="T25">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My goal is to build <text:span text:style-name="T31">a </text:span>network which works in real time: signals arrive in certain time <text:span text:style-name="T31">gaps</text:span>, neurons process them and the context - the fact that a moment ago another signal was processed and that the time gap between the consecutive signals is such and such - is also used as information for processing subsequent signals.</text:p>
      <text:p text:style-name="P1"/>
      <text:p text:style-name="P1">To use another metaphor: Think about the development of aviation. <text:span text:style-name="T25">For centuries before the Wrights brother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29">Similarly, I would like to propose an approach to artificial neural networks which is much simpler than SNN, but still preserves the most important features of an organic brain.</text:span></text:p>
      <text:h text:style-name="P47" text:outline-level="2"><text:soft-page-break/>Concepts</text:h>
      <text:h text:style-name="Heading_20_3" text:outline-level="3"/>
      <text:h text:style-name="Heading_20_3" text:outline-level="3">Akka</text:h>
      <text:p text:style-name="Text_20_body"/>
      <text:p text:style-name="P45">Akka is a toolkit and runtime simplifying the construction of concurrent and distributed applications on the Java Virtual Machine. Akka supports multiple programming models for concurrency, but it emphasizes <text:span text:style-name="T29">actor-based concurrency,</text:span> which is message-based, asynchronous, and implements the <text:span text:style-name="T29">actor model.</text:span> <text:span text:style-name="T29">T</text:span>ypically no mutable data are shared and no synchronization primitives are used. <text:span text:style-name="T30">[Wikipedia]</text:span></text:p>
      <text:p text:style-name="P45"><text:span text:style-name="T30">The most important features of Akka from the point of view of this article are:</text:span></text:p>
      <text:list xml:id="list8621116461539200149" text:style-name="L7">
        <text:list-item>
          <text:p text:style-name="P41">Actors work concurrent to one another.</text:p>
        </text:list-item>
        <text:list-item>
          <text:p text:style-name="P44">Actors communicate with one another with messages – small immutable data packets – and not in any other way.</text:p>
        </text:list-item>
        <text:list-item>
          <text:p text:style-name="P42">Actors are reactive [Reactive Manifesto] – <text:s/>their computations are triggered by incoming messages; there is no need for a supervisor entity which would iterate over them and send requests to perform computations.</text:p>
        </text:list-item>
        <text:list-item>
          <text:p text:style-name="P44">Sending a message takes time <text:span text:style-name="T30">–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44">Communication is unordered <text:span text:style-name="T30">–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43">In my work, <text:span text:style-name="T31">Akka actors are used in order to implement </text:span>neurons, <text:span text:style-name="T31">while messages are used to implement signals sent between neurons.</text:span></text:p>
      <text:h text:style-name="Heading_20_3" text:outline-level="3"/>
      <text:h text:style-name="P48" text:outline-level="3"/>
      <text:h text:style-name="P49" text:outline-level="3">Network</text:h>
      <text:p text:style-name="P2"/>
      <text:p text:style-name="P13">A network consists of any number of neurons of the following three types: </text:p>
      <text:list xml:id="list5830446466225527826" text:style-name="L2">
        <text:list-item>
          <text:p text:style-name="P22"><text:span text:style-name="T19">I</text:span><text:span text:style-name="T16">nput</text:span> – “<text:span text:style-name="T32">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22"><text:span text:style-name="T20">S</text:span><text:span text:style-name="T16">tandard</text:span> – <text:s/><text:span text:style-name="T32">neurons c</text:span>onsist<text:span text:style-name="T32">ing</text:span> of constants set at the <text:span text:style-name="T4">initialization</text:span> of the neuron and variables which change during <text:span text:style-name="T31">its </text:span>work. </text:p>
        </text:list-item>
        <text:list-item>
          <text:p text:style-name="P23"><text:span text:style-name="T20">Silencing</text:span> – <text:span text:style-name="T4">simplified versions of standard neurons, </text:span>used to send to other neurons <text:span text:style-name="T4">signals of a special type </text:span>in order to silence them. <text:span text:style-name="T32">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32">associated to it </text:span>into the output stream.</text:p>
      <text:p text:style-name="P2"/>
      <text:p text:style-name="P28"><text:span text:style-name="T6">The </text:span>network <text:span text:style-name="T6">works a</text:span>s a <text:span text:style-name="T32">data stream </text:span>transformer: It takes <text:span text:style-name="T32">chunks of data from </text:span>a <text:span text:style-name="T32">data </text:span>stream, perform <text:span text:style-name="T32">a series of transformations on them, </text:span>and push <text:span text:style-name="T32">the results </text:span>out <text:span text:style-name="T32">into </text:span>another <text:span text:style-name="T32">data </text:span>stream. To the outside world, the network presents a very simple API: at the input, we can pu<text:span text:style-name="T33">sh into it</text:span> a vector of numbers in the range of <text:span text:style-name="T32">0.0 to 1.0</text:span>, and at the output we <text:span text:style-name="T32">receive</text:span> another such vector. <text:span text:style-name="T32">In order to work on more abstract data we need to put </text:span><text:span text:style-name="T19">translators</text:span><text:span text:style-name="T32"> at both ends of the network. The input translator takes a symbol, decode it into a vector of numbers and push it into the network. <text:s/></text:span>The vector is <text:span text:style-name="T33">then </text:span>distributed among input neurons, one neuron for one element of the vector. The input neurons pass them as signals to <text:span text:style-name="T33">standard </text:span>neurons which eventually send their own signals to yet other neurons, and after some time these signals reach neurons <text:span text:style-name="T33">tagged as output ones</text:span> and, <text:span text:style-name="T33">eventually, they will fire</text:span>. <text:span text:style-name="T33">Then the output translator will push into the output stream a symbol associated with the given output neuron. </text:span></text:p>
      <text:p text:style-name="P28"/>
      <text:p text:style-name="P28">This is how all neural networks do it, but in case of ANNA there are three important differences.</text:p>
      <text:list xml:id="list5382896966819209546" text:style-name="L3">
        <text:list-item>
          <text:p text:style-name="P25"><text:span text:style-name="T33">I</text:span>f the network still computes the output for the first vector <text:span text:style-name="T33">when we </text:span>push another input vector in<text:span text:style-name="T33">to it,</text:span> the result of those computations may be affected. Also, the <text:span text:style-name="T33">internal state of the network, which is a side effect of computations for the first vector, </text:span>may affect the <text:span text:style-name="T33">result </text:span>of <text:span text:style-name="T33">computations for</text:span> the second one.</text:p>
        </text:list-item>
        <text:list-item>
          <text:p text:style-name="P24">The time gap between consecutive input vectors is also affecting the computations.</text:p>
        </text:list-item>
        <text:list-item>
          <text:p text:style-name="P24">The network may accept new input vectors while still working on previous ones.</text:p>
        </text:list-item>
      </text:list>
      <text:p text:style-name="P2"><text:soft-page-break/></text:p>
      <text:p text:style-name="P28">In short, the network is not an <text:span text:style-name="T33">[input vector] </text:span>=&gt; <text:span text:style-name="T33">[output vector]</text:span> transformer, but <text:span text:style-name="T33">[input vector]</text:span> + <text:span text:style-name="T33">[i</text:span>nternal <text:span text:style-name="T33">s</text:span>tate<text:span text:style-name="T33">]</text:span> =&gt; <text:span text:style-name="T33">[output vector]</text:span>, where <text:span text:style-name="T33">the i</text:span>nternal <text:span text:style-name="T33">s</text:span>tate <text:span text:style-name="T33">of the network </text:span>is the sum of internal states of all its neurons. </text:p>
      <text:p text:style-name="P2"/>
      <text:p text:style-name="P28">How are time gaps useful? Why not hit the network with all data at once? An asynchronous neural network is naturally prepared to work within the <text:span text:style-name="T16">time context</text:span>. <text:span text:style-name="T33">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33">In a very simplified example, which follows this theoretical part of the article, I show how short bursts of simple signals (basically just one-value vectors, where the value is the number 1.0)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8"><text:span text:style-name="T33">But to be able to distinguish that, first we need a way to tell that the time gap between two consecutive signals is big enough to be considered important, instead of being just a random fluctuation in the input stream. </text:span></text:p>
      <text:p text:style-name="P2"/>
      <text:h text:style-name="Heading_20_3" text:outline-level="3">Ticks of time</text:h>
      <text:p text:style-name="P2"/>
      <text:p text:style-name="P14">Neurons in <text:span text:style-name="T34">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15">On the other hand, <text:span text:style-name="T8">in order </text:span>for the network <text:span text:style-name="T8">to use time gaps as information the neurons must </text:span>be at least <text:span text:style-name="T16">weakly synchronized</text:span>. A weak synchronization means that even though there is no one source of synchronization – <text:span text:style-name="T34">the aforementioned</text:span> <text:span text:style-name="T34">supervisor, </text:span>trigger<text:span text:style-name="T34">ing</text:span> computations in the same moment of time – the following rule is preserved:</text:p>
      <text:list xml:id="list1410671158057855354" text:style-name="L4">
        <text:list-item>
          <text:p text:style-name="P35">Let's say we have a set of <text:span text:style-name="T34">N </text:span>neurons with thresholds set to 0, so each received signal triggers <text:span text:style-name="T34">them to send their own signals</text:span>.</text:p>
        </text:list-item>
        <text:list-item>
          <text:p text:style-name="P31"><text:span text:style-name="T9">In a time gap between moments t1 and t2, an input vector S1 is distributed among all N </text:span><text:soft-page-break/><text:span text:style-name="T9">neurons. Each of the signals in the vector may take a random, considerable amount of time to reach the neuron. </text:span></text:p>
        </text:list-item>
        <text:list-item>
          <text:p text:style-name="P36">Without waiting for the neurons to finish their computations,<text:span text:style-name="T34"> </text:span>another input vector S2 is <text:span text:style-name="T34">distributed among</text:span> the neurons. <text:span text:style-name="T34">Because the communication is unordered, i</text:span>t is possible that some of the signals from the input vector S2 will reach their <text:span text:style-name="T34">targets </text:span>even before some of the signals from the input vector S1 <text:span text:style-name="T34">will reach theirs</text:span>. </text:p>
        </text:list-item>
        <text:list-item>
          <text:p text:style-name="P36">Still, all neurons should send their output signals <text:span text:style-name="T34">triggered by signals from S1</text:span>, before any of them is triggered <text:span text:style-name="T34">by signals from S2</text:span>. </text:p>
          <text:p text:style-name="P32"/>
        </text:list-item>
      </text:list>
      <text:p text:style-name="P37"><text:span text:style-name="T34">Without weak synchronization it would be possible that one part of the network would work considerably faster, or slower, than another part, which could lead to errors in recognizing patterns and would make the network much more difficult to design and to track its work. </text:span>In order to achieve <text:span text:style-name="T34">weak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35">dds</text:span> signals to its buffer, but even if the buffer goes over the threshold, it does not trigger the output signal. Only after the neuron wakes up, it checks the buffer against the threshold and <text:span text:style-name="T35">either </text:span>sends the output signal – which consequently makes it go to sleep again – or stay<text:span text:style-name="T35">s</text:span> awake and wait for more signals to come. </text:p>
      <text:p text:style-name="P38">The <text:span text:style-name="T35">sleep </text:span>time has to be long enough to accommodate the delays coming from how <text:span text:style-name="T35">messages </text:span>are being sent in <text:span text:style-name="T35">Akka</text:span>. But the other end is open. <text:span text:style-name="T35">F</text:span>or example, <text:span text:style-name="T35">if</text:span> we anticipate that our input stream will slow down, we can simply make the <text:span text:style-name="T35">sleep</text:span> time longer and the network will not need any other changes to work with the slower input data stream.</text:p>
      <text:p text:style-name="P9"/>
      <text:h text:style-name="Heading_20_3" text:outline-level="3"><text:span text:style-name="T11">N</text:span>euron</text:h>
      <text:p text:style-name="P1"/>
      <text:p text:style-name="P1">A neuron is implemented as an <text:span text:style-name="T35">Akka </text:span>actor, <text:span text:style-name="T35">meaning it is reactive, it works concurrent to other neurons and i</text:span>t communicates with the outside world through <text:span text:style-name="T35">signals</text:span>. It can receive and process only one <text:span text:style-name="T35">signal </text:span>at the time.</text:p>
      <text:p text:style-name="P1"/>
      <text:p text:style-name="P1"><text:span text:style-name="T36">In the mathematical model we can say that</text:span> a neuron <text:span text:style-name="T36">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36">to the sum </text:span><text:soft-page-break/>and presents the result as its output to other neurons. This is not possible with asynchronous neurons. First of all, the signals are not available all in the same time. They are being sent to the neuron each in its own time. Also, the data flow is reversed: <text:span text:style-name="T36">a</text:span>nother neuron sends a signal to t<text:span text:style-name="T36">he one performing computations</text:span> and it may or may not react to this event by computing the output and sending it to other neurons.</text:p>
      <text:p text:style-name="P29">It means that in an asynchronous neuron we need a buffer which will hold signals sent by other neurons. After adding a new signal to the buffer, the neuron compares the<text:span text:style-name="T36">ir</text:span> sum with the threshold to check if it is big enough to trigger the <text:span text:style-name="T2">activation</text:span> function. <text:span text:style-name="T36">In this case the activation function simply presents the full strength signal – 1.0 – as the output. We can say,that the activation function and the threshold together form a </text:span><text:span text:style-name="T22">binary step function</text:span><text:span text:style-name="T36">, with the step defined by the threshold, but this version of a binary step function works in time. In a special case the input may be just one neuron sending a very small signal, but repeatedly, and – given enough time – it will still trigger the activation function. </text:span></text:p>
      <text:p text:style-name="P10"/>
      <text:h text:style-name="Heading_20_3" text:outline-level="3">Synapses</text:h>
      <text:p text:style-name="P4"/>
      <text:p text:style-name="P4"><text:span text:style-name="T5">Another</text:span> property of a neuron is a set of synapses. A synapse is a simple data structure consisting of a reference to another neuron and <text:span text:style-name="T36">either </text:span>a weight, <text:span text:style-name="T36">which is a </text:span>number in the range <text:span text:style-name="T36">of 0.0 to 1.0</text:span>, or a special <text:span text:style-name="T36">constant</text:span> <text:span text:style-name="T36">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0"/>
      <text:h text:style-name="Heading_20_3" text:outline-level="3">Silencing</text:h>
      <text:p text:style-name="P10"/>
      <text:p text:style-name="P8"><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24">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ext:span><text:soft-page-break/><text:span text:style-name="T2">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8"/>
      <text:p text:style-name="P11">This is done by creating a special synapse between neurons. A signal sent <text:span text:style-name="T37">along this synapse </text:span>is not added to the buffer, but it works as a message, telling <text:span text:style-name="T37">the receiver </text:span>to clear its buffer and, eventually, to “<text:span text:style-name="T37">become silent</text:span>” for a certain amount of time. <text:span text:style-name="T37">This is very similar to </text:span><text:s/>The amount of time is defined by a constant held by <text:span text:style-name="T37">the receiver</text:span>. <text:s/>This feature is important if we don't want one neuron to clear its buffer, but to stop a whole block of neurons.</text:p>
      <text:p text:style-name="P12">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3">In the asynchronous environment the travel of a signal from the sender to the receiver takes time. In other words, there is a moment in time when the signal has been already sent but is still not received. </text:span>If <text:span text:style-name="T3">the receiver is silenced in that very moment, but as a consequence it will just clear the buffers and not go to sleep, a moment later it will receive that signal from before the silencing. The signal will be added to the buffer and if it is strong enough it may trigger the activation function, thus invalidating the silencing order.</text:span></text:p>
      <text:p text:style-name="P12"/>
      <text:p text:style-name="P39">[ a sequence diagram showing this case]</text:p>
      <text:p text:style-name="P12"/>
      <text:p text:style-name="P39">To avoid this we can setup the neuron to sleep for one tick of time, ensuring that all signals which may have been sent before the silencing order will reach the neuron during its sleep and will be ignored.</text:p>
      <text:p text:style-name="P13">Silencing may be also useful for other purposes, like barring a block of neurons from receiving additional input while it is working. I used it for that purpose in the POC. </text:p>
      <text:p text:style-name="P8"/>
      <text:p text:style-name="P3"/>
      <text:p text:style-name="P3"/>
      <text:h text:style-name="Heading_20_3" text:outline-level="3">Blocks of neurons</text:h>
      <text:p text:style-name="P5"/>
      <text:p text:style-name="P5">A block is <text:span text:style-name="T12">a set </text:span>of connected neurons <text:span text:style-name="T13">designed to perform </text:span>a <text:span text:style-name="T13">specific </text:span>task. In the special case, a single <text:soft-page-break/>neuron is a block by itself and the task it performs is to fire when it receives a signal of a certain value, or a certain sum of signals. A more complex example of a block is a Delay Gate (DG): a block whick after receiving a signal ignores all subsequent signals for a given <text:span text:style-name="T14">number of ticks</text:span>, and <text:span text:style-name="T14">then </text:span>it fires its own signal and starts accepting new signals again. DG consists of three neurons connected as on the diagram below. </text:p>
      <text:p text:style-name="P5"/>
      <text:p text:style-name="P16">[ <text:span text:style-name="T15">neurons </text:span>diagram ]</text:p>
      <text:p text:style-name="P5"/>
      <text:p text:style-name="P7">The neuron DG1 receives the input signal, immediately passes it to DG2 and hushes itself for <text:span text:style-name="T15">T</text:span> ticks. DG2 passes the signal further to DG3, but the weight of the synapse (DG2, DG3) is low - it is exactly <text:span text:style-name="T15">T</text:span>+1 times lower than the DG3's threshold, meaning that DG2 has to send the signal <text:span text:style-name="T15">T</text:span>+1 times (one immediately, then one during each tick). In order to achieve that, DG2 uses a synapse to itself (DG2, DG2). A signal sent through (DG2, DG2) comes to DG2 in the next tick and triggers another signal being sent from DG2, both to DG3 and again back to DG2. In the meantime, DG3 simply waits for its buffer to sum enough signal values from DG2, which should happen exactly after N ticks. Then it fires its own signal to the outside of the block. All the synapses in the block except from (DG2, DG3) have the weight = 1.0 which means that all the signals received from inside the block except from the signal received by DG3 from DG2 have the value = 1.0. </text:p>
      <text:p text:style-name="P5"/>
      <text:p text:style-name="P18">[ sequence diagram ]</text:p>
      <text:p text:style-name="P5"/>
      <text:p text:style-name="P5">Another one is a Signal Sum (SS), consisting of two neurons: SS1 signals from the outside and if they are considerable enough it sends its own signal to 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is strong enough or not. A single asynchronous neuron simply accepts all the signals. </text:p>
      <text:p text:style-name="P5"/>
      <text:p text:style-name="P17">[ <text:span text:style-name="T15">neuron </text:span>diagram ] </text:p>
      <text:p text:style-name="P5"/>
      <text:p text:style-name="P6">These two building blocks are enough to build an S.O.S. network, but one more property is needed: </text:p>
      <text:p text:style-name="P6">A hushable block is a block with one of its neurons being a <text:span text:style-name="T15">silencing </text:span>neuro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oft-page-break/><text:span text:style-name="T15">silencable </text:span>block does not have to know its internals. It just has to know how to send a signal to the block's <text:span text:style-name="T15">silencing </text:span>neuron.</text:p>
      <text:p text:style-name="P5"/>
      <text:p text:style-name="P5"><text:span text:style-name="T15">s</text:span>DG - a <text:span text:style-name="T15">silencable </text:span>Delay Gate</text:p>
      <text:p text:style-name="P5"/>
      <text:p text:style-name="P5"><text:span text:style-name="T15">s</text:span>SS - a <text:span text:style-name="T15">silencable </text:span>Signal Sum</text:p>
      <text:p text:style-name="P5"/>
      <text:h text:style-name="Heading_20_2" text:outline-level="2">Proof of <text:span text:style-name="T12">C</text:span>oncept</text:h>
      <text:p text:style-name="P1"/>
      <text:p text:style-name="P1">The concept is this: We can use a network of reactive asynchronous actors working as neurons in order to transform data chunks incoming in a form of a stream into a stream of data chunks of another type. Such a network can be relatively small and simple when compared to other types of artificial neural networks able to perform such tasks and it demostrates some interesting features absent from those networks, such as usage of time gaps between consecutive data chunks as additional information. </text:p>
      <text:p text:style-name="P1"/>
      <text:p text:style-name="P1">The following example proves this concept. We will start with an input stream providing the Morse's code and we will produce an output stream of symbols showing the S.O.S. message.</text:p>
      <text:p text:style-name="P1"/>
      <text:p text:style-name="P1">The data chunks in the input stream will actually consist of only one symbol. Let's call it '1'. If in a given <text:span text:style-name="T12">tick time</text:span> the network receive<text:span text:style-name="T12">s</text:span> one such symbol and then there will come nothing new for at least another <text:span text:style-name="T12">tick</text:span>, the network should recognize <text:span text:style-name="T12">the signal</text:span> to be a 'dot' in the Morse's code. Internally, the recognition means that the neuron, which the network's <text:span text:style-name="T12">client</text:span> tagged as the 'dot' neuron, fires. If the '1' symbol is immediately followed by another <text:span text:style-name="T12">'1'</text:span>, the network should recognize it to be a 'line' (ie. another neuron, tagged as the 'line' neuron, fires).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result in the 'S' symbol being produced. Three 'lines' one after another should produce the 'O' symbol. If there is not enough input data, or 'dots' and 'lines' are mixed, the network should not produce anything.</text:p>
      <text:p text:style-name="P1"/>
      <text:p text:style-name="P1"><text:soft-page-break/>[a diagram of ANNA as a black box with 1s and 0s as the input, and Ss and Os as the output]</text:p>
      <text:p text:style-name="P1"/>
      <text:p text:style-name="P1">The following procedure will construct a network fulfilling all these requirements. </text:p>
      <text:p text:style-name="P1"/>
      <text:list xml:id="list5612170628655401159" text:style-name="L5">
        <text:list-item>
          <text:p text:style-name="P40">An sDG recognizing a dot.</text:p>
        </text:list-item>
        <text:list-item>
          <text:p text:style-name="P40">An sSS recognizing a line.</text:p>
        </text:list-item>
        <text:list-item>
          <text:p text:style-name="P40">sDG+sSS working together.</text:p>
        </text:list-item>
        <text:list-item>
          <text:p text:style-name="P40">Another sSS for recognizing 'S' from three dots.</text:p>
        </text:list-item>
        <text:list-item>
          <text:p text:style-name="P40">Another sSS for recognizing 'O' from three lines.</text:p>
        </text:list-item>
        <text:list-item>
          <text:p text:style-name="P40"><text:s/>Connecing them all.</text:p>
        </text:list-item>
      </text:list>
      <text:p text:style-name="P1"/>
      <text:p text:style-name="P1">In total, we used 9 standard, 4 <text:span text:style-name="T15">silencing</text:span> and 1 input neurons.</text:p>
      <text:p text:style-name="P1"/>
      <text:p text:style-name="P20"/>
      <text:p text:style-name="P1"/>
      <text:p text:style-name="P5">Forgetting</text:p>
      <text:p text:style-name="P5"/>
      <text:p text:style-name="P5">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5">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09-21T20:11:42.110465591</dc:date>
    <meta:editing-duration>PT1H50M28S</meta:editing-duration>
    <meta:editing-cycles>8</meta:editing-cycles>
    <meta:generator>LibreOffice/4.4.3.2$Linux_X86_64 LibreOffice_project/40m0$Build-2</meta:generator>
    <meta:document-statistic meta:table-count="0" meta:image-count="0" meta:object-count="0" meta:page-count="11" meta:paragraph-count="84" meta:word-count="4165" meta:character-count="23613" meta:non-whitespace-character-count="19498"/>
  </office:meta>
</office:document-meta>
</file>